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2835in"/>
    </style:style>
    <style:style style:name="co28" style:family="table-column">
      <style:table-column-properties fo:break-before="auto" style:column-width="1.7693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895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ffffcc"/>
    </style:style>
    <style:style style:name="ce48" style:family="table-cell" style:parent-style-name="Default">
      <style:table-cell-properties fo:border="0.06pt solid #000000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1" style:family="table-cell" style:parent-style-name="Default" style:data-style-name="N37"/>
    <style:style style:name="ce102" style:family="table-cell" style:parent-style-name="Default">
      <style:table-cell-properties fo:background-color="#66ff66"/>
    </style:style>
    <style:style style:name="ce103" style:family="table-cell" style:parent-style-name="Default">
      <style:table-cell-properties fo:background-color="#ffff66"/>
    </style:style>
    <style:style style:name="ce104" style:family="table-cell" style:parent-style-name="Default">
      <style:table-cell-properties fo:background-color="#ffcc00"/>
    </style:style>
    <style:style style:name="ce10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66ccff"/>
    </style:style>
    <style:style style:name="ce107" style:family="table-cell" style:parent-style-name="Default">
      <style:table-cell-properties fo:background-color="#33ff99"/>
    </style:style>
    <style:style style:name="ce18" style:family="table-cell" style:parent-style-name="Default">
      <style:table-cell-properties fo:background-color="#cccccc" fo:border="2.49pt solid #000000"/>
    </style:style>
    <style:style style:name="ce96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#ff3333"/>
    </style:style>
    <style:style style:name="ce110" style:family="table-cell" style:parent-style-name="Default">
      <style:table-cell-properties fo:background-color="#66ffff"/>
    </style:style>
    <style:style style:name="ce111" style:family="table-cell" style:parent-style-name="Default">
      <style:table-cell-properties fo:background-color="#99ff66"/>
    </style:style>
    <style:style style:name="ce134" style:family="table-cell" style:parent-style-name="Default">
      <style:table-cell-properties fo:background-color="#ff9900"/>
    </style:style>
    <style:style style:name="ce136" style:family="table-cell" style:parent-style-name="Default">
      <style:table-cell-properties fo:background-color="#ffff99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ffffcc"/>
    </style:style>
    <style:style style:name="ce46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75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fo:border="0.06pt solid #000000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1" style:family="table-cell" style:parent-style-name="Default" style:data-style-name="N37"/>
    <style:style style:name="ce122" style:family="table-cell" style:parent-style-name="Default">
      <style:table-cell-properties fo:background-color="#66ff66"/>
    </style:style>
    <style:style style:name="ce123" style:family="table-cell" style:parent-style-name="Default">
      <style:table-cell-properties fo:background-color="#ffff66"/>
    </style:style>
    <style:style style:name="ce124" style:family="table-cell" style:parent-style-name="Default">
      <style:table-cell-properties fo:background-color="#ffcc00"/>
    </style:style>
    <style:style style:name="ce12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66ccff"/>
    </style:style>
    <style:style style:name="ce127" style:family="table-cell" style:parent-style-name="Default">
      <style:table-cell-properties fo:background-color="#33ff99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fo:background-color="#ff3333"/>
    </style:style>
    <style:style style:name="ce130" style:family="table-cell" style:parent-style-name="Default">
      <style:table-cell-properties fo:background-color="#66ffff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00"/>
    </style:style>
    <style:style style:name="ce133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2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4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5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6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7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8" style:family="text">
      <style:text-properties style:text-position="super 58%"/>
    </style:style>
    <style:style style:name="T9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0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40" office:value-type="string" calcext:value-type="string">
            <text:p><text:span text:style-name="T6">Calcote, J. (2010). </text:span><text:span text:style-name="T7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3" office:value-type="string" calcext:value-type="string">
            <text:p>HIGH</text:p>
          </table:table-cell>
          <table:table-cell table:style-name="ce43" office:value-type="string" calcext:value-type="string">
            <text:p>page</text:p>
          </table:table-cell>
          <table:table-cell table:style-name="ce44" office:value-type="string" calcext:value-type="string">
            <text:p>Moderate</text:p>
          </table:table-cell>
          <table:table-cell table:style-name="ce44" office:value-type="string" calcext:value-type="string">
            <text:p>page</text:p>
          </table:table-cell>
          <table:table-cell table:style-name="ce45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42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9"/>
        <table:table-column table:style-name="co28" table:default-cell-style-name="ce49"/>
        <table:table-column table:style-name="co29" table:default-cell-style-name="ce49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9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9"/>
        <table:table-column table:style-name="co2" table:visibility="collapse" table:default-cell-style-name="ce49"/>
        <table:table-column table:style-name="co2" table:number-columns-repeated="9" table:default-cell-style-name="ce49"/>
        <table:table-column table:style-name="co2" table:visibility="collapse" table:default-cell-style-name="ce49"/>
        <table:table-column table:style-name="co2" table:number-columns-repeated="9" table:default-cell-style-name="ce49"/>
        <table:table-column table:style-name="co2" table:visibility="collapse" table:default-cell-style-name="ce49"/>
        <table:table-column table:style-name="co2" table:number-columns-repeated="24" table:default-cell-style-name="ce49"/>
        <table:table-row table:style-name="ro1">
          <table:table-cell table:style-name="ce46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6"/>
          <table:table-cell table:style-name="ce56"/>
          <table:table-cell table:style-name="ce46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6"/>
          <table:table-cell table:style-name="ce46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75"/>
          <table:covered-table-cell table:style-name="ce75" office:value-type="string" calcext:value-type="string">
            <text:p>https://arxiv.org/abs/2005.10825v1</text:p>
          </table:covered-table-cell>
          <table:table-cell table:style-name="ce56"/>
          <table:table-cell table:style-name="ce46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75" office:value-type="string" calcext:value-type="string" table:number-columns-spanned="3" table:number-rows-spanned="1">
            <text:p>CPP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C#</text:p>
          </table:table-cell>
          <table:covered-table-cell table:number-columns-repeated="2" table:style-name="ce75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75" office:value-type="string" calcext:value-type="string" table:number-columns-spanned="3" table:number-rows-spanned="1">
            <text:p>C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Go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Python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WEB</text:p>
          </table:table-cell>
          <table:covered-table-cell table:number-columns-repeated="2" table:style-name="ce75"/>
          <table:table-cell table:style-name="ce46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9" office:value-type="string" calcext:value-type="string">
            <text:p>Introduction to Algorithms</text:p>
          </table:table-cell>
          <table:table-cell table:style-name="ce49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3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table:style-name="ce58" office:value-type="string" calcext:value-type="string">
            <text:p>Tutorial: Programming in Java for Android Development</text:p>
          </table:table-cell>
          <table:table-cell table:style-name="ce58" office:value-type="string" calcext:value-type="string">
            <text:p>Adam C. Champion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42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8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table:style-name="ce58" office:value-type="string" calcext:value-type="string">
            <text:p>Java Fundamentals for Android Development</text:p>
          </table:table-cell>
          <table:table-cell table:style-name="ce58" office:value-type="string" calcext:value-type="string">
            <text:p>Android ATC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3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table:style-name="ce58" office:value-type="string" calcext:value-type="string">
            <text:p>Head First Android Development 2nd edition</text:p>
          </table:table-cell>
          <table:table-cell table:style-name="ce58" office:value-type="string" calcext:value-type="string">
            <text:p>Dawn Griffiths &amp; David Griffiths</text:p>
          </table:table-cell>
          <table:table-cell table:style-name="ce27" office:value-type="float" office:value="139" calcext:value-type="float">
            <text:p>139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42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42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42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42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42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42" office:value-type="string" calcext:value-type="string">
            <text:p>complete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49" table:number-columns-repeated="3"/>
          <table:table-cell table:style-name="ce49" office:value-type="string" calcext:value-type="string">
            <text:p>binary games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3"/>
        <table:table-column table:style-name="co11" table:default-cell-style-name="ce83"/>
        <table:table-column table:style-name="co2" table:default-cell-style-name="ce83"/>
        <table:table-column table:style-name="co2" table:number-columns-repeated="2" table:default-cell-style-name="ce113"/>
        <table:table-column table:style-name="co2" table:default-cell-style-name="Default"/>
        <table:table-row table:style-name="ro1">
          <table:table-cell table:style-name="ce49"/>
          <table:table-cell table:style-name="Default" table:number-columns-repeated="4"/>
          <table:table-cell/>
        </table:table-row>
        <table:table-row table:style-name="ro1">
          <table:table-cell table:style-name="ce49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9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Intro AI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3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3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3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3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3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3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3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Agents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Plann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Search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Logic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Uncertainty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Machine Learn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4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6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6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4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3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6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4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3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3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6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Natural Language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6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6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6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6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3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3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Robotics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6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Perception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Philosophy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Lisp Programm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3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3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3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3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3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3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Prolog Programm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3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3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C++/Java/Python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3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89" office:value-type="string" calcext:value-type="string">
            <text:p>Author</text:p>
          </table:table-cell>
          <table:table-cell table:style-name="ce112" office:value-type="string" calcext:value-type="string">
            <text:p>Reference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3" office:value-type="string" calcext:value-type="string">
            <text:p>Dmitriy Smirnov, Mikhail Bessmeltsev, and Justin Solomon </text:p>
          </table:table-cell>
          <table:table-cell table:style-name="ce83"/>
          <table:table-cell table:style-name="ce122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19" office:value-type="string" calcext:value-type="string">
            <text:p>Ricky T. Q. Chen*, Yulia Rubanova*, Jesse Bettencourt*, David Duvenaud</text:p>
          </table:table-cell>
          <table:table-cell table:style-name="ce119"/>
          <table:table-cell table:style-name="ce12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17" office:value-type="string" calcext:value-type="string">
            <text:p><text:span text:style-name="T9">Multi-Sample Dropout for Accelerated Training</text:span></text:p>
            <text:p><text:span text:style-name="T9">and Better Generalization</text:span></text:p>
          </table:table-cell>
          <table:table-cell table:style-name="ce120" office:value-type="string" calcext:value-type="string">
            <text:p>Hiroshi Inoue</text:p>
          </table:table-cell>
          <table:table-cell table:style-name="ce120"/>
          <table:table-cell table:style-name="ce122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2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3" office:value-type="string" calcext:value-type="string">
            <text:p>Guan-Lin Chao </text:p>
          </table:table-cell>
          <table:table-cell table:style-name="ce83" office:value-type="string" calcext:value-type="string">
            <text:p>Jul 2019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3" office:value-type="string" calcext:value-type="string">
            <text:p>Qingnan Fan </text:p>
          </table:table-cell>
          <table:table-cell table:style-name="ce83" office:value-type="string" calcext:value-type="string">
            <text:p>Jul 2019 </text:p>
          </table:table-cell>
          <table:table-cell table:style-name="ce122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3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2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3" office:value-type="string" calcext:value-type="string">
            <text:p>Danijar Hafner </text:p>
          </table:table-cell>
          <table:table-cell table:style-name="ce83" office:value-type="string" calcext:value-type="string">
            <text:p>Nov 2018</text:p>
          </table:table-cell>
          <table:table-cell table:style-name="ce122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2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3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3" office:value-type="string" calcext:value-type="string">
            <text:p>Shunsuke Saito <text:s/>Zeng Huang Ryota Natsume</text:p>
          </table:table-cell>
          <table:table-cell table:style-name="ce121" office:value-type="string" calcext:value-type="string">
            <text:p>may – dec 2019</text:p>
          </table:table-cell>
          <table:table-cell table:style-name="ce122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3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3" office:value-type="string" calcext:value-type="string">
            <text:p>Brendan Bena </text:p>
          </table:table-cell>
          <table:table-cell table:style-name="ce83" office:value-type="string" calcext:value-type="string">
            <text:p>Feb 2020 </text:p>
          </table:table-cell>
          <table:table-cell table:style-name="ce122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3" office:value-type="string" calcext:value-type="string">
            <text:p>Olga Vechtomova </text:p>
          </table:table-cell>
          <table:table-cell table:style-name="ce83" office:value-type="string" calcext:value-type="string">
            <text:p>Dec 2018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3" office:value-type="string" calcext:value-type="string">
            <text:p>Alvin Wan </text:p>
          </table:table-cell>
          <table:table-cell table:style-name="ce83" office:value-type="string" calcext:value-type="string">
            <text:p>Apr 2020 </text:p>
          </table:table-cell>
          <table:table-cell table:style-name="ce122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3" office:value-type="string" calcext:value-type="string">
            <text:p>Yu-Lun Liu </text:p>
          </table:table-cell>
          <table:table-cell table:style-name="ce83" office:value-type="string" calcext:value-type="string">
            <text:p>Apr 2020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18" office:value-type="string" calcext:value-type="string">
            <text:p>Striving for Simplicity: The All Convolutional Net</text:p>
          </table:table-cell>
          <table:table-cell table:style-name="ce83" office:value-type="string" calcext:value-type="string">
            <text:p>Springenberg, J.T., Dosovitskiy, A </text:p>
          </table:table-cell>
          <table:table-cell table:style-name="ce83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3" office:value-type="string" calcext:value-type="string">
            <text:p>Alvaro Sanchez-Gonzalez </text:p>
          </table:table-cell>
          <table:table-cell table:style-name="ce83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3" office:value-type="string" calcext:value-type="string">
            <text:p>Baptiste Angles </text:p>
          </table:table-cell>
          <table:table-cell table:style-name="ce83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3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3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3" office:value-type="string" calcext:value-type="string">
            <text:p>Danijar Hafner </text:p>
          </table:table-cell>
          <table:table-cell table:style-name="ce83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5" office:value-type="string" calcext:value-type="string">
            <text:p> <text:span text:style-name="T10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18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18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3" table:number-columns-repeated="2"/>
          <table:table-cell table:style-name="ce128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19" table:number-columns-repeated="2"/>
          <table:table-cell table:style-name="ce128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7" office:value-type="string" calcext:value-type="string">
            <text:p>How Google's AlphaGo Beat a Go World Champion</text:p>
          </table:table-cell>
          <table:table-cell table:style-name="ce120" table:number-columns-repeated="2"/>
          <table:table-cell table:style-name="ce128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2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3" table:number-columns-repeated="2"/>
          <table:table-cell table:style-name="ce128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3" table:number-columns-repeated="2"/>
          <table:table-cell table:style-name="ce128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3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3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3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28"/>
        <table:table-column table:style-name="co2" table:number-columns-repeated="7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3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19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7"/>
          <table:table-cell table:style-name="ce120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6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2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3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2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0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0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0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0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0"/>
        </table:table-row>
        <table:table-row table:style-name="ro1">
          <table:table-cell table:style-name="ce130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0" table:number-columns-repeated="2"/>
          <table:table-cell table:style-name="ce130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0"/>
          <table:table-cell table:style-name="ce130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0"/>
          <table:table-cell table:number-columns-repeated="2"/>
          <table:table-cell table:style-name="ce130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0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0"/>
        </table:table-row>
        <table:table-row table:style-name="ro1">
          <table:table-cell table:number-columns-repeated="9"/>
          <table:table-cell table:style-name="ce130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0"/>
        </table:table-row>
        <table:table-row table:style-name="ro1">
          <table:table-cell table:number-columns-repeated="9"/>
          <table:table-cell table:style-name="ce130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0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4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1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3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29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22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22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32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2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22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3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3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3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16:59:02.6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4DT23H16M42S</meta:editing-duration>
    <meta:editing-cycles>908</meta:editing-cycles>
    <meta:generator>LibreOffice/7.6.1.2$Windows_X86_64 LibreOffice_project/f5defcebd022c5bc36bbb79be232cb6926d8f674</meta:generator>
    <dc:date>2024-03-07T16:59:11.790000000</dc:date>
    <meta:document-statistic meta:table-count="21" meta:cell-count="317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